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center" style:justify-single-word="false"/>
      <style:text-properties fo:font-size="8pt" style:font-size-asian="8pt" style:font-size-complex="8pt"/>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ab-stops>
          <style:tab-stop style:position="0.489cm"/>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FreeSans3"/>
    </style:style>
    <style:style style:name="P14" style:family="paragraph" style:parent-style-name="Text_20_body">
      <style:text-properties fo:font-weight="normal" style:font-weight-asian="normal" style:font-weight-complex="normal"/>
    </style:style>
    <style:style style:name="P15" style:family="paragraph" style:parent-style-name="Contents_20_Heading">
      <style:paragraph-properties fo:break-before="page"/>
    </style:style>
    <style:style style:name="P16" style:family="paragraph" style:parent-style-name="Illustration_20_Index_20_Heading">
      <style:paragraph-properties fo:break-before="page"/>
    </style:style>
    <style:style style:name="P17"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18"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19"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0"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1"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22"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3" style:family="paragraph" style:parent-style-name="Codigo">
      <style:text-properties fo:font-weight="normal" style:font-weight-asian="normal" style:font-weight-complex="normal"/>
    </style:style>
    <style:style style:name="P24" style:family="paragraph" style:parent-style-name="Codigo">
      <style:text-properties fo:font-size="12pt" style:font-size-asian="12pt" style:font-size-complex="12pt"/>
    </style:style>
    <style:style style:name="P25" style:family="paragraph" style:parent-style-name="Codigo">
      <style:text-properties fo:font-size="12pt" fo:font-weight="bold" style:font-size-asian="12pt" style:font-weight-asian="bold" style:font-size-complex="12pt" style:font-weight-complex="bold"/>
    </style:style>
    <style:style style:name="P26" style:family="paragraph" style:parent-style-name="Codigo">
      <style:text-properties fo:font-weight="bold" style:font-weight-asian="bold" style:font-weight-complex="bold"/>
    </style:style>
    <style:style style:name="P27" style:family="paragraph" style:parent-style-name="Title">
      <style:text-properties style:font-name="FreeSans3" fo:language="es" fo:country="VE" style:language-asian="es" style:country-asian="ES" style:language-complex="ar" style:country-complex="SA"/>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Contents_20_4">
      <style:paragraph-properties>
        <style:tab-stops>
          <style:tab-stop style:position="16.092cm" style:type="right" style:leader-style="dotted" style:leader-text="."/>
        </style:tab-stops>
      </style:paragraph-properties>
    </style:style>
    <style:style style:name="P32" style:family="paragraph" style:parent-style-name="Text_20_body" style:list-style-name="L1">
      <style:paragraph-properties>
        <style:tab-stops>
          <style:tab-stop style:position="0.499cm"/>
        </style:tab-stops>
      </style:paragraph-properties>
    </style:style>
    <style:style style:name="P33" style:family="paragraph" style:parent-style-name="Text_20_body" style:list-style-name="L2">
      <style:paragraph-properties fo:text-align="justify" style:justify-single-word="false"/>
    </style:style>
    <style:style style:name="P34" style:family="paragraph" style:parent-style-name="Text_20_body" style:list-style-name="L3">
      <style:paragraph-properties fo:line-height="100%" fo:text-align="justify" style:justify-single-word="false"/>
    </style:style>
    <style:style style:name="P35" style:family="paragraph" style:parent-style-name="Text_20_body" style:list-style-name="L4">
      <style:paragraph-properties fo:line-height="100%" fo:text-align="justify" style:justify-single-word="false"/>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text-properties fo:font-weight="normal" style:font-weight-asian="normal" style:font-weight-complex="normal"/>
    </style:style>
    <style:style style:name="P40" style:family="paragraph" style:parent-style-name="Text_20_body" style:list-style-name="Numbering_20_2"/>
    <style:style style:name="P41" style:family="paragraph" style:parent-style-name="Text_20_body">
      <style:text-properties officeooo:paragraph-rsid="001ccca5"/>
    </style:style>
    <style:style style:name="P42" style:family="paragraph" style:parent-style-name="Heading_20_1">
      <style:paragraph-properties fo:break-before="page"/>
    </style:style>
    <style:style style:name="P43" style:family="paragraph" style:parent-style-name="Heading_20_2">
      <style:text-properties fo:font-weight="bold" style:font-weight-asian="bold" style:font-weight-complex="bold"/>
    </style:style>
    <style:style style:name="P44" style:family="paragraph" style:parent-style-name="Heading_20_2">
      <style:text-properties officeooo:paragraph-rsid="001ccca5"/>
    </style:style>
    <style:style style:name="P45" style:family="paragraph" style:parent-style-name="Heading_20_2">
      <style:paragraph-properties fo:break-before="page"/>
    </style:style>
    <style:style style:name="P46" style:family="paragraph" style:parent-style-name="Heading_20_3">
      <style:text-properties style:font-name="FreeSans3"/>
    </style:style>
    <style:style style:name="P47" style:family="paragraph" style:parent-style-name="Heading_20_3">
      <style:text-properties fo:font-weight="bold" style:font-weight-asian="bold" style:font-weight-complex="bold"/>
    </style:style>
    <style:style style:name="P48" style:family="paragraph" style:parent-style-name="Heading_20_3">
      <style:paragraph-properties fo:break-before="page"/>
    </style:style>
    <style:style style:name="P49" style:family="paragraph" style:parent-style-name="Heading_20_4">
      <style:text-properties officeooo:paragraph-rsid="001ccca5"/>
    </style:style>
    <style:style style:name="P50" style:family="paragraph" style:parent-style-name="Heading_20_4">
      <style:paragraph-properties fo:margin-left="0cm" fo:margin-right="0cm" fo:text-indent="0cm" style:auto-text-indent="false"/>
    </style:style>
    <style:style style:name="P51" style:family="paragraph" style:parent-style-name="Heading_20_4">
      <style:paragraph-properties fo:break-before="page"/>
    </style:style>
    <style:style style:name="P52" style:family="paragraph" style:parent-style-name="Bloque_20_1" style:list-style-name="List_20_1"/>
    <style:style style:name="P53" style:family="paragraph" style:parent-style-name="Codigo">
      <style:text-properties fo:font-weight="normal" style:font-weight-asian="normal" style:font-weight-complex="normal"/>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officeooo:rsid="00077bef" style:font-weight-asian="normal" style:font-weight-complex="normal"/>
    </style:style>
    <style:style style:name="T5" style:family="text">
      <style:text-properties fo:font-weight="bold" style:font-weight-asian="bold" style:font-weight-complex="bold"/>
    </style:style>
    <style:style style:name="T6" style:family="text">
      <style:text-properties style:font-name="FreeSans3"/>
    </style:style>
    <style:style style:name="T7" style:family="text">
      <style:text-properties style:font-name="FreeSans3" fo:font-size="11pt" style:font-size-asian="11pt" style:font-size-complex="11pt"/>
    </style:style>
    <style:style style:name="T8" style:family="text">
      <style:text-properties style:font-name="FreeSans3" fo:font-size="12pt" style:font-size-asian="12pt" style:font-size-complex="12pt"/>
    </style:style>
    <style:style style:name="T9" style:family="text">
      <style:text-properties style:font-name="FreeSans3" fo:font-weight="bold" style:font-weight-asian="bold" style:font-weight-complex="bold"/>
    </style:style>
    <style:style style:name="T10" style:family="text">
      <style:text-properties style:text-underline-style="none"/>
    </style:style>
    <style:style style:name="T11" style:family="text">
      <style:text-properties style:font-name="Currirer" fo:font-size="12pt" style:font-size-asian="10.5pt" style:font-size-complex="12pt"/>
    </style:style>
    <style:style style:name="T12" style:family="text">
      <style:text-properties officeooo:rsid="001ccca5"/>
    </style:style>
    <style:style style:name="T13" style:family="text">
      <style:text-properties fo:font-style="normal" fo:font-weight="normal" officeooo:rsid="001ccca5" style:font-style-asian="normal" style:font-weight-asian="normal" style:font-style-complex="normal" style:font-weight-complex="normal"/>
    </style:style>
    <style:style style:name="T14" style:family="text">
      <style:text-properties fo:font-style="italic" fo:font-weight="bold" officeooo:rsid="001ccca5"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8">Ministerio del Poder Popular para<text:line-break/>Ciencia, Tecnología e Industrias Intermedias</text:p>
      <text:p text:style-name="P8">Centro Nacional de Tecnologías de Información</text:p>
      <text:p text:style-name="P8"/>
      <text:p text:style-name="P8"/>
      <text:p text:style-name="P8"/>
      <text:p text:style-name="P8"/>
      <text:p text:style-name="P8"/>
      <text:p text:style-name="P8"/>
      <text:p text:style-name="P8"/>
      <text:p text:style-name="P8"/>
      <text:p text:style-name="P8"/>
      <text:p text:style-name="P9"/>
      <text:p text:style-name="P8"><text:subject>Sistema Para la Automatización del Protocolo de Prueba de Portales de Internet</text:subject></text:p>
      <text:p text:style-name="P8"/>
      <text:p text:style-name="P8"/>
      <text:p text:style-name="P27"><text:title>Manual de Instalación del Sistema Para la Automatización del Protocolo de Prueba de Portales de Internet</text:title></text:p>
      <text:p text:style-name="P8"/>
      <text:p text:style-name="P8"/>
      <text:p text:style-name="P8"/>
      <text:p text:style-name="P8"/>
      <text:p text:style-name="P8"/>
      <text:p text:style-name="P8"/>
      <text:p text:style-name="P8"/>
      <text:p text:style-name="P8"/>
      <text:p text:style-name="P8"/>
      <text:p text:style-name="P8">Gerencia de Capacitación Tecnológica</text:p>
      <text:p text:style-name="P8">Oficina de Transferencia Tecnológica</text:p>
      <text:p text:style-name="P8"><text:soft-page-break/><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28">1 <text:s text:c="2"/>Objetivo General<text:tab/>7</text:p>
          <text:p text:style-name="P29">1.1 <text:s text:c="2"/>Audiencia<text:tab/>7</text:p>
          <text:p text:style-name="P29">1.2 <text:s text:c="2"/>Objetivos del aprendizaje<text:tab/>7</text:p>
          <text:p text:style-name="P28">2 <text:s text:c="2"/>Acrónimos y definición de términos<text:tab/>8</text:p>
          <text:p text:style-name="P29">2.1 <text:s text:c="2"/>Aptitude<text:tab/>8</text:p>
          <text:p text:style-name="P29">2.2 <text:s text:c="2"/>Build-essential<text:tab/>8</text:p>
          <text:p text:style-name="P29">2.3 <text:s text:c="2"/>Catalyst<text:tab/>8</text:p>
          <text:p text:style-name="P29">2.4 <text:s text:c="2"/>CPAN: <text:tab/>8</text:p>
          <text:p text:style-name="P28">3 <text:s text:c="2"/>Introducción<text:tab/>9</text:p>
          <text:p text:style-name="P29">3.1 <text:s text:c="2"/>Resumen<text:tab/>9</text:p>
          <text:p text:style-name="P28">4 <text:s text:c="2"/>Requerimientos<text:tab/>10</text:p>
          <text:p text:style-name="P28">5 <text:s text:c="2"/>Instalación<text:tab/>11</text:p>
          <text:p text:style-name="P29">5.1 <text:s text:c="2"/>Instalar los paquetes Debian necesarios. <text:tab/>11</text:p>
          <text:p text:style-name="P29">5.2 <text:s text:c="2"/>Configuración de las locales del sistema. <text:tab/>11</text:p>
          <text:p text:style-name="P29">5.3 <text:s text:c="2"/>Instalar los paquetes para el soporte de LaTeX. <text:tab/>11</text:p>
          <text:p text:style-name="P29">5.4 <text:s text:c="2"/>Obtener el código fuente<text:tab/>12</text:p>
          <text:p text:style-name="P30">5.4.1 <text:s text:c="2"/>Posibles errores<text:tab/>12</text:p>
          <text:p text:style-name="P31">1Causa: <text:tab/>12</text:p>
          <text:p text:style-name="P31">2Solución: <text:tab/>12</text:p>
          <text:p text:style-name="P29"><text:soft-page-break/>5.5 <text:s text:c="2"/>Crear una rama Desarrollo local<text:tab/>13</text:p>
          <text:p text:style-name="P30">5.5.1 <text:s text:c="2"/>Comando: Entrar en la carpeta /opt/CNTI-14-09<text:tab/>13</text:p>
          <text:p text:style-name="P30">5.5.2 <text:s text:c="2"/>Comando: Crear la rama local Desarrollo<text:tab/>13</text:p>
          <text:p text:style-name="P30">5.5.3 <text:s text:c="2"/>Comando: Verificar que exista la rama Desarrollo<text:tab/>13</text:p>
          <text:p text:style-name="P30">5.5.4 <text:s text:c="2"/>Comando: Cambiarse a la rama Desarrollo<text:tab/>13</text:p>
          <text:p text:style-name="P29">5.6 <text:s text:c="2"/>Instalar las librerías de Perl requeridas por la aplicación.<text:tab/>14</text:p>
          <text:p text:style-name="P30">5.6.1 <text:s text:c="2"/>Instalar local::lib. <text:tab/>14</text:p>
          <text:p text:style-name="P30">5.6.2 <text:s text:c="2"/>Descargar el conjunto de librerías de Perl necesarias. <text:tab/>14</text:p>
          <text:p text:style-name="P30">5.6.3 <text:s text:c="2"/>Descomprimir las librerías. <text:tab/>14</text:p>
          <text:p text:style-name="P30">5.6.4 <text:s text:c="2"/>Ejecutar local::lib<text:tab/>14</text:p>
          <text:p text:style-name="P30">5.6.5 <text:s text:c="2"/>Probar las dependencias<text:tab/>14</text:p>
          <text:p text:style-name="P28">6 <text:s text:c="2"/>Configuración de la Base de Datos. <text:tab/>18</text:p>
          <text:p text:style-name="P29">6.1 <text:s text:c="2"/>Instalar el servidor de base de datos. <text:tab/>18</text:p>
          <text:p text:style-name="P29">6.2 <text:s text:c="2"/>Configuración del servidor de base de datos. <text:tab/>18</text:p>
          <text:p text:style-name="P30">6.2.1 <text:s text:c="2"/>Verifique que el servidor esta escuchando en todas las interfaces.<text:tab/>18</text:p>
          <text:p text:style-name="P30">6.2.2 <text:s text:c="2"/>Reinicie el servidor<text:tab/>18</text:p>
          <text:p text:style-name="P30">6.2.3 <text:s text:c="2"/>Permitir que el usuario admin se autentique. <text:tab/>19</text:p>
          <text:p text:style-name="P31">1Editar el archivo /etc/postgresql/8.3/main/pg_hba.conf<text:tab/>19</text:p>
          <text:p text:style-name="P31">2Agregar la siguiente entrada, preferiblemente al final del archivo. <text:tab/>19</text:p>
          <text:p text:style-name="P31">3Acerca de los valores. <text:tab/>19</text:p>
          <text:p text:style-name="P29">6.3 <text:s text:c="2"/>Crear la base de datos. <text:tab/>20</text:p>
          <text:p text:style-name="P30"><text:soft-page-break/>6.3.1 <text:s text:c="2"/>Iniciar sesión con el usuario postgres<text:tab/>20</text:p>
          <text:p text:style-name="P30">6.3.2 <text:s text:c="2"/>Crear el usuario<text:tab/>20</text:p>
          <text:p text:style-name="P30">6.3.3 <text:s text:c="2"/>Crear la base de datos. <text:tab/>20</text:p>
          <text:p text:style-name="P30">6.3.4 <text:s text:c="2"/>Cargar la base de datos. <text:tab/>21</text:p>
          <text:p text:style-name="P31">1Entramos a la carpeta CNTI-14-09/BD <text:tab/>21</text:p>
          <text:p text:style-name="P31">2Cargamos validador.sql usando psql. <text:tab/>21</text:p>
          <text:p text:style-name="P28">7 <text:s text:c="2"/>Configuración de OpenLDAP.<text:tab/>22</text:p>
          <text:p text:style-name="P29">7.1 <text:s text:c="2"/>Instalación y configuración<text:tab/>22</text:p>
          <text:p text:style-name="P30">7.1.1 <text:s text:c="2"/>Instalar el servidor LDAP. <text:tab/>22</text:p>
          <text:p text:style-name="P30">7.1.2 <text:s text:c="2"/>Cargar el árbol y el fichero de configuración proporcionados. <text:tab/>22</text:p>
          <text:p text:style-name="P31">1Detener el servicio slapd<text:tab/>22</text:p>
          <text:p text:style-name="P31">2Copiar el archivo de configuración de slapd. <text:tab/>23</text:p>
          <text:p text:style-name="P31">3Cargar el árbol.<text:tab/>23</text:p>
          <text:p text:style-name="P31">4Indexar<text:tab/>23</text:p>
          <text:p text:style-name="P31">5Establecer los permisos<text:tab/>23</text:p>
          <text:p text:style-name="P31">6Iniciar el servicio slapd. <text:tab/>23</text:p>
          <text:p text:style-name="P30">7.1.3 <text:s text:c="2"/>Probar y verificar que los datos están en su lugar. <text:tab/>24</text:p>
          <text:p text:style-name="P31">1Verificar que el usuario ucnti existe.<text:tab/>24</text:p>
          <text:p text:style-name="P31">2Verificar que el rol Administrador existe. <text:tab/>25</text:p>
          <text:p text:style-name="P31">3Verificar que el rol AuditorJefe existe. <text:tab/>26</text:p>
          <text:p text:style-name="P31">4Verificar que el rol Auditor existe. <text:tab/>27</text:p>
          <text:p text:style-name="P28"><text:soft-page-break/>8 <text:s text:c="2"/>Configurar el Sistema<text:tab/>28</text:p>
          <text:p text:style-name="P29">8.1 <text:s text:c="3"/>Configurar la conexión a la base de datos. <text:tab/>28</text:p>
          <text:p text:style-name="P30">8.1.1 <text:s text:c="2"/>Atributos importantes<text:tab/>28</text:p>
          <text:p text:style-name="P31">1User:<text:tab/>28</text:p>
          <text:p text:style-name="P31">2Password: <text:tab/>29</text:p>
          <text:p text:style-name="P31">3Host:<text:tab/>29</text:p>
          <text:p text:style-name="P29">8.2 <text:s text:c="2"/>Configurar la conexión a LDAP<text:tab/>29</text:p>
          <text:p text:style-name="P30">8.2.1 <text:s text:c="2"/>Configurar la autenticación LDAP<text:tab/>29</text:p>
          <text:p text:style-name="P31">1ldap_server <text:s/>(linea 50)<text:tab/>29</text:p>
          <text:p text:style-name="P31">2binddn (linea 53)<text:tab/>29</text:p>
          <text:p text:style-name="P31">3bindpw <text:s/>(linea 54)<text:tab/>29</text:p>
          <text:p text:style-name="P30">8.2.2 <text:s text:c="2"/>Configurar la modelo LDAP. <text:tab/>30</text:p>
          <text:p text:style-name="P31">1host (linea 17)<text:tab/>30</text:p>
          <text:p text:style-name="P31">2dn (linea 21)<text:tab/>30</text:p>
          <text:p text:style-name="P31">3password (linea 22)<text:tab/>30</text:p>
          <text:p text:style-name="P28">9 <text:s text:c="2"/>Iniciar el sistema. <text:tab/>31</text:p>
          <text:p text:style-name="P29">9.1 <text:s text:c="2"/>Ejecutar local::lib <text:tab/>31</text:p>
          <text:p text:style-name="P29">9.2 <text:s text:c="2"/>Iniciar el sistema<text:tab/>31</text:p>
          <text:p text:style-name="P30">9.2.1 <text:s text:c="2"/>Entramos a la carpeta donde se encuentra código del sistema. <text:tab/>31</text:p>
          <text:p text:style-name="P30">9.2.2 <text:s text:c="2"/>Iniciamos el servidor. <text:tab/>31</text:p>
          <text:p text:style-name="P28">10 <text:s text:c="2"/>Conclusiones y Recomendaciones<text:tab/>32</text:p>
          <text:p text:style-name="P28"><text:soft-page-break/>11 <text:s text:c="2"/>Referencias<text:tab/>33</text:p>
        </text:index-body>
      </text:table-of-content>
      <text:p text:style-name="P8"/>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6">Índice de ilustraciones</text:p>
          </text:index-title>
        </text:index-body>
      </text:illustration-index>
      <text:p text:style-name="P8"/>
      <text:h text:style-name="P42" text:outline-level="1">Objetivo General</text:h>
      <text:p text:style-name="P11">Instalar correctamente el Sistema para la Automatización del Protocolo de Prueba de Portales de Internet.</text:p>
      <text:p text:style-name="P11"/>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xml:id="list162380700" text:style-name="L1">
        <text:list-item>
          <text:p text:style-name="P32">Instalar y configurar el servidor de base de datos</text:p>
        </text:list-item>
        <text:list-item>
          <text:p text:style-name="P32">Instalar y configurar el servidor LDAP.</text:p>
        </text:list-item>
        <text:list-item>
          <text:p text:style-name="P32">Instalar las herramientas necesarias para obtener el código fuente del sistema.</text:p>
        </text:list-item>
        <text:list-item>
          <text:p text:style-name="P32">Descargar el código fuente del sistema.</text:p>
        </text:list-item>
        <text:list-item>
          <text:p text:style-name="P32">Instalar los paquetes de Debian necesarios para satisfacer las dependencias.</text:p>
        </text:list-item>
        <text:list-item>
          <text:p text:style-name="P32">Descargar, compilar e instalar las librerías que satisfacen las dependencias del sistema. </text:p>
        </text:list-item>
        <text:list-item>
          <text:p text:style-name="P32">Cargar el árbol LDAP inicial que contiene las ramas necesarias para el correcto funcionamiento del sistema.</text:p>
        </text:list-item>
        <text:list-item>
          <text:p text:style-name="P32">Configurar los parámetros de conexión a base de datos.</text:p>
        </text:list-item>
        <text:list-item>
          <text:p text:style-name="P32">Configurar los parámetros de conexión a LDAP. </text:p>
        </text:list-item>
        <text:list-item>
          <text:p text:style-name="P32">Configurar los parámetros de conexión al WebService de la W3C</text:p>
        </text:list-item>
      </text:list>
      <text:p text:style-name="Text_20_body"/>
      <text:h text:style-name="P42" text:outline-level="1">Acrónimos y definición de términos</text:h>
      <text:h text:style-name="P43"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12"/>
      <text:h text:style-name="P43"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43" text:outline-level="2">Catalyst</text:h>
      <text:p text:style-name="Text_20_body">Es una estructura de código libre para aplicaciones web escrito en el lenguaje <text:span text:style-name="T5">Perl</text:span>. Soporta la arquitectura Modelo Vista Controlador (MVC), así como soporta algunos patrones web experimentales. Está altamente inspirado en Ruby on Rails, Maypole y Spring.</text:p>
      <text:p text:style-name="P12"/>
      <text:h text:style-name="P43" text:outline-level="2">CPAN: </text:h>
      <text:p text:style-name="Text_20_body">Es el acrónimo de Comprehensive Perl Archive Network. Es un enorme archivo de software escrito en lenguaje <text:span text:style-name="T5">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42" text:outline-level="1">Introducción</text:h>
      <text:h text:style-name="Heading_20_2" text:outline-level="2">Resumen</text:h>
      <text:p text:style-name="P10">El desarrollo del Sistema para la Automatización del Protocolo de Prueba de Portales de Internet, está construido sobre un marco de trabajo basado en el lenguaje de programación Perl llamado Catalyst Framework.</text:p>
      <text:p text:style-name="P10"/>
      <text:p text:style-name="P10">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0">La forma en que Catalyst soporta la arquitectura Modelo Vista Controlador (MVC) es la siguiente: </text:p>
      <text:p text:style-name="P10"/>
      <text:list xml:id="list248677273" text:style-name="L2">
        <text:list-item>
          <text:p text:style-name="P33"><text:span text:style-name="T5">Modelo: </text:span>es manejada por medio de DBIx:Class, Plucene, Net::LDAP u otras clases modelo. </text:p>
        </text:list-item>
        <text:list-item>
          <text:p text:style-name="P33"><text:span text:style-name="T5">Vista:</text:span> es usualmente manejada por Template Toolkit, Mason o HTML::Template. </text:p>
        </text:list-item>
        <text:list-item>
          <text:p text:style-name="P33"><text:span text:style-name="T5">Controlador:</text:span> es escrita por el autor, por supuesto. Grandes fragmentos de funcionalidades usualmente se pueden conseguir con los plugins de Catalyst.</text:p>
        </text:list-item>
      </text:list>
      <text:p text:style-name="Bloque_20_2"/>
      <text:h text:style-name="P42" text:outline-level="1">Requerimientos</text:h>
      <text:list xml:id="list907326632" text:style-name="L3">
        <text:list-item>
          <text:p text:style-name="P34">Instalación básica del Sistema Operativo GNU/Linux Debian “Lenny” versión 5.0, arquitectura i386.</text:p>
        </text:list-item>
        <text:list-item>
          <text:p text:style-name="P34">Espejo local del repositorio de Debian 5.0 aka Lenny. <text:s/></text:p>
        </text:list-item>
        <text:list-item>
          <text:p text:style-name="P34">Para instalar la base de datos, necesita el servidor de base de datos PostgresSQL 8.3, que viene en el paquete postgresql-8.3 de Debian. </text:p>
        </text:list-item>
        <text:list-item>
          <text:p text:style-name="P34">Paquetes principalmente requeridos. </text:p>
        </text:list-item>
      </text:list>
      <text:list xml:id="list499789750" text:style-name="L4">
        <text:list-item>
          <text:list>
            <text:list-item>
              <text:p text:style-name="P35">Perl</text:p>
            </text:list-item>
            <text:list-item>
              <text:p text:style-name="P36">Build-essential</text:p>
            </text:list-item>
            <text:list-item>
              <text:p text:style-name="P36">Unzip</text:p>
            </text:list-item>
            <text:list-item>
              <text:p text:style-name="P36">Libpq-dev</text:p>
            </text:list-item>
            <text:list-item>
              <text:p text:style-name="P36">Git-core</text:p>
            </text:list-item>
            <text:list-item>
              <text:p text:style-name="P36">Postgresql</text:p>
            </text:list-item>
            <text:list-item>
              <text:p text:style-name="P36">OpenLDAP</text:p>
            </text:list-item>
            <text:list-item>
              <text:p text:style-name="P36">Libxml2-dev</text:p>
            </text:list-item>
            <text:list-item>
              <text:p text:style-name="P36">Locales</text:p>
            </text:list-item>
            <text:list-item>
              <text:p text:style-name="P36">Vim</text:p>
            </text:list-item>
          </text:list>
        </text:list-item>
      </text:list>
      <text:h text:style-name="Heading_20_1" text:outline-level="1" text:is-list-header="true" text:restart-numbering="true" text:start-value="1"/>
      <text:h text:style-name="P42"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17">covetel-server:~# aptitude install git-core build-essential <text:span text:style-name="T11">unzip</text:span> libpq-dev libxml2-dev <text:span text:style-name="T11">locales</text:span> libexpat1-dev libgd2-xpm-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xml:id="list107442052" text:style-name="L5">
        <text:list-item>
          <text:p text:style-name="P37">en_US.UTF-8 UTF-8</text:p>
        </text:list-item>
        <text:list-item>
          <text:p text:style-name="P37">es_ES.UTF-8 UTF-8</text:p>
        </text:list-item>
        <text:list-item>
          <text:p text:style-name="P37">es_VE.UTF-8 UTF-8</text:p>
        </text:list-item>
      </text:list>
      <text:p text:style-name="Text_20_body"/>
      <text:p text:style-name="Text_20_body">Por favor seleccione <text:span text:style-name="T5">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t:soft-page-break/>texlive-lang-spanish texlive-base <text:s/>texlive-latex-extra</text:p>
      <text:h text:style-name="P45"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text:soft-page-break/>covetel-server:~# aptitude install git-core </text:p>
      <text:h text:style-name="Heading_20_2" text:outline-level="2">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5">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 cd /opt/CNTI-14-09/ </text:p>
      <text:h text:style-name="Heading_20_3" text:outline-level="3">Comando: Crear la rama local Desarrollo</text:h>
      <text:p text:style-name="Codigo"># git branch Desarrollo --track origin/Desarrollo </text:p>
      <text:h text:style-name="Heading_20_3" text:outline-level="3">Comando: Verificar que exista la rama Desarrollo</text:h>
      <text:p text:style-name="Codigo"># git branch </text:p>
      <text:p text:style-name="Text_20_body"><text:tab/>Salida esperada: </text:p>
      <text:p text:style-name="Codigo"><text:s text:c="2"/>Desarrollo </text:p>
      <text:p text:style-name="Codigo">* master </text:p>
      <text:h text:style-name="Heading_20_3" text:outline-level="3">Comando: Cambiarse a la rama Desarrollo</text:h>
      <text:p text:style-name="Codigo"># git checkout Desarrollo </text:p>
      <text:p text:style-name="Text_20_body">Ahora se encuentra en la rama Desarrollo, puede verificar en que rama se encuentra, utilizando el comando <text:span text:style-name="T5">git branch</text:span><text:span text:style-name="T3">, este comando lista las ramas locales y coloca un asterisco (*) en la rama que se encuentra en uso, ejemplo:</text:span></text:p>
      <text:p text:style-name="P23"><text:soft-page-break/>covetel-server:~/opt/CNTI-14-09# git branch </text:p>
      <text:p text:style-name="Text_20_body"/>
      <text:p text:style-name="P23">master</text:p>
      <text:p text:style-name="P23">* Desarrollo </text:p>
      <text:h text:style-name="P43" text:outline-level="2">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 cd /opt </text:p>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text:soft-page-break/>covetel-server:/opt/CNTI-14-09/CNTI1409# perl Makefile.PL </text:p>
      <text:h text:style-name="P46" text:outline-level="3" text:is-list-header="true"/>
      <text:p text:style-name="Text_20_body"><text:span text:style-name="T6"><text:tab/>La ejecución de este script, va a chequear cada una de las dependencias, es importante que en cada una de las dependencias aparezca la palabra </text:span><text:span text:style-name="T9">loaded.</text:span><text:span text:style-name="T6"> La salida de este script , debe ser exactamente igual al siguiente cuadro. </text:span></text:p>
      <text:p text:style-name="P13"/>
      <text:p text:style-name="P21">include /opt/CNTI-14-09/CNTI1409/inc/Module/Install.pm </text:p>
      <text:p text:style-name="P22">include inc/Module/Install/Metadata.pm </text:p>
      <text:p text:style-name="P22">include inc/Module/Install/Base.pm </text:p>
      <text:p text:style-name="P22">Cannot determine perl version info from lib/CNTI1409.pm </text:p>
      <text:p text:style-name="P22">include inc/Module/Install/Scripts.pm </text:p>
      <text:p text:style-name="P22">include inc/Module/Install/Makefile.pm </text:p>
      <text:p text:style-name="P22">include inc/Module/Install/AutoInstall.pm </text:p>
      <text:p text:style-name="P22">include inc/Module/Install/Include.pm </text:p>
      <text:p text:style-name="P22">include inc/Module/AutoInstall.pm </text:p>
      <text:p text:style-name="P22">*** Module::AutoInstall version 1.03 </text:p>
      <text:p text:style-name="P22">*** Checking for Perl dependencies... </text:p>
      <text:p text:style-name="P22">[Core Features] </text:p>
      <text:p text:style-name="P22">- Test::More <text:s text:c="32"/>...loaded. (0.94 &gt;= 0.88) </text:p>
      <text:p text:style-name="P22">- AutoLoader <text:s text:c="32"/>...loaded. (5.63) </text:p>
      <text:p text:style-name="P22">- XML::Parser <text:s text:c="31"/>...loaded. (2.36) </text:p>
      <text:p text:style-name="P22">- Catalyst::Runtime <text:s text:c="25"/>...loaded. (5.8002 &gt;= 5.80020) </text:p>
      <text:p text:style-name="P22">- Catalyst::Action::RenderView <text:s text:c="14"/>...loaded. (0.14 &gt;= 0.14) </text:p>
      <text:p text:style-name="P22">- Catalyst::Plugin::ConfigLoader <text:s text:c="12"/>...loaded. (0.27 &gt;= 0.27) </text:p>
      <text:p text:style-name="P22">- Catalyst::Plugin::Static::Simple <text:s text:c="10"/>...loaded. (0.29 &gt;= 0.29) </text:p>
      <text:p text:style-name="P22">- Catalyst::Plugin::Authentication <text:s text:c="10"/>...loaded. (0.10016 &gt;= 0.10016) </text:p>
      <text:p text:style-name="P22">- Catalyst::Plugin::Unicode::Encoding <text:s text:c="7"/>...loaded. (0.8 &gt;= 0.8) </text:p>
      <text:p text:style-name="P22">- Catalyst::Plugin::Session <text:s text:c="17"/>...loaded. (0.29 &gt;= 0.29) </text:p>
      <text:p text:style-name="P22">- Catalyst::Plugin::Session::Store::FastMmap ...loaded. (0.13 &gt;= 0.13) </text:p>
      <text:p text:style-name="P22">- Catalyst::Plugin::Session::State::Cookie <text:s text:c="2"/>...loaded. (0.17 &gt;= 0.17) </text:p>
      <text:p text:style-name="P22">- Catalyst::Plugin::Breadcrumbs <text:s text:c="13"/>...loaded. (3 &gt;= 3) </text:p>
      <text:p text:style-name="P22">- Catalyst::Plugin::StackTrace <text:s text:c="14"/>...loaded. (0.11 &gt;= 0.11) </text:p>
      <text:p text:style-name="P22">- Catalyst::Controller::REST <text:s text:c="16"/>...loaded. (0.83 &gt;= 0.83) </text:p>
      <text:p text:style-name="P22">- Catalyst::Controller::HTML::FormFu <text:s text:c="8"/>...loaded. (0.06001 &gt;= 0.06001) </text:p>
      <text:p text:style-name="P22">- Catalyst::Plugin::Authentication <text:s text:c="10"/>...loaded. (0.10016 &gt;= 0.10016) </text:p>
      <text:p text:style-name="P22">- Catalyst::Authentication::Store::LDAP <text:s text:c="5"/>...loaded. (1.006 &gt;= 1.006) </text:p>
      <text:p text:style-name="P22"><text:soft-page-break/>- Catalyst::Plugin::Authorization::Roles <text:s text:c="4"/>...loaded. (0.08 &gt;= 0.08) </text:p>
      <text:p text:style-name="P22">- Catalyst::Model::LDAP <text:s text:c="21"/>...loaded. (0.17 &gt;= 0.17) </text:p>
      <text:p text:style-name="P22">- Catalyst::Model::DBIC::Schema <text:s text:c="13"/>...loaded. (0.4 &gt;= 0.40) </text:p>
      <text:p text:style-name="P22">- Catalyst::View::TT <text:s text:c="24"/>...loaded. (0.31 &gt;= 0.31) </text:p>
      <text:p text:style-name="P22">- DBIx::Class <text:s text:c="31"/>...loaded. (0.08118 &gt;= 0.08118) </text:p>
      <text:p text:style-name="P22">- Moose <text:s text:c="37"/>...loaded. (0.98 &gt;= 0.98) </text:p>
      <text:p text:style-name="P22">- Moose::Role <text:s text:c="31"/>...loaded. (0.98 &gt;= 0.98) </text:p>
      <text:p text:style-name="P22">- namespace::autoclean <text:s text:c="22"/>...loaded. (0.09 &gt;= 0.09) </text:p>
      <text:p text:style-name="P22">- Config::General <text:s text:c="27"/>...loaded. (2.44 &gt;= 2.44) </text:p>
      <text:p text:style-name="P22">- common::sense <text:s text:c="29"/>...loaded. (3.0 &gt;= 3.0) </text:p>
      <text:p text:style-name="P22">- Config::Any::YAML <text:s text:c="25"/>...loaded. (0) </text:p>
      <text:p text:style-name="P22">- Data::Dumper <text:s text:c="30"/>...loaded. (2.121_14 &gt;= 2.121_14) </text:p>
      <text:p text:style-name="P22">- DateTime <text:s text:c="34"/>...loaded. (0.53 &gt;= 0.53) </text:p>
      <text:p text:style-name="P22">- Digest::MD5 <text:s text:c="31"/>...loaded. (2.36_01) </text:p>
      <text:p text:style-name="P22">- Encode <text:s text:c="36"/>...loaded. (2.23 &gt;= 2.23) </text:p>
      <text:p text:style-name="P22">- File::MMagic <text:s text:c="30"/>...loaded. (1.27 &gt;= 1.27) </text:p>
      <text:p text:style-name="P22">- HTML::TreeBuilder <text:s text:c="25"/>...loaded. (3.23 &gt;= 3.23) </text:p>
      <text:p text:style-name="P22">- JSON::XS <text:s text:c="34"/>...loaded. (2.27 &gt;= 2.27) </text:p>
      <text:p text:style-name="P22">- lib <text:s text:c="39"/>...loaded. (0.5565 &gt;= 0.5565) </text:p>
      <text:p text:style-name="P22">- POSIX <text:s text:c="37"/>...loaded. (1.13 &gt;= 1.13) </text:p>
      <text:p text:style-name="P22">- Try::Tiny <text:s text:c="33"/>...loaded. (0.04 &gt;= 0.04) </text:p>
      <text:p text:style-name="P22">- URI <text:s text:c="39"/>...loaded. (1.52 &gt;= 1.52) </text:p>
      <text:p text:style-name="P22">- utf8 <text:s text:c="38"/>...loaded. (1.07 &gt;= 1.07) </text:p>
      <text:p text:style-name="P22">- WebService::Validator::CSS::W3C <text:s text:c="11"/>...loaded. (0.2 &gt;= 0.2) </text:p>
      <text:p text:style-name="P22">- WebService::Validator::HTML::W3C <text:s text:c="10"/>...loaded. (0.26 &gt;= 0.26) </text:p>
      <text:p text:style-name="P22">- WWW::Mechanize <text:s text:c="28"/>...loaded. (1.60 &gt;= 1.60) </text:p>
      <text:p text:style-name="P22">- WWW::Mechanize::Cached <text:s text:c="20"/>...loaded. (1.35 &gt;= 1.35) </text:p>
      <text:p text:style-name="P22">- XML::LibXML <text:s text:c="31"/>...loaded. (1.70 &gt;= 1.70) </text:p>
      <text:p text:style-name="P22">- HTML::FormFu <text:s text:c="30"/>...loaded. (0.06001 &gt;= 0.06001) </text:p>
      <text:p text:style-name="P22">- HTML::FormFu::Model::DBIC <text:s text:c="17"/>...loaded. (0.06 &gt;= 0.06000) </text:p>
      <text:p text:style-name="P22"><text:soft-page-break/>- HTML::FormFu::Validator <text:s text:c="19"/>...loaded. (0) </text:p>
      <text:p text:style-name="P22">- DBD::Pg <text:s text:c="35"/>...loaded. (2.16.1) </text:p>
      <text:p text:style-name="P22">- DateTime::Format::Pg <text:s text:c="22"/>...loaded. (0.16004 &gt;= 0.16004) </text:p>
      <text:p text:style-name="P22">- Sub::Uplevel <text:s text:c="30"/>...loaded. (0.22 &gt;= 0.22) </text:p>
      <text:p text:style-name="P22">- CSS::Tiny <text:s text:c="33"/>...loaded. (1.15 &gt;= 1.15) </text:p>
      <text:p text:style-name="P22">- Template::Latex <text:s text:c="27"/>...loaded. (3.0001 &gt;= 3.0001) </text:p>
      <text:p text:style-name="P22">- LaTeX::Encode <text:s text:c="29"/>...loaded. (0.03 &gt;= 0.03) </text:p>
      <text:p text:style-name="P22">*** Module::AutoInstall configuration finished. </text:p>
      <text:p text:style-name="P22">include inc/Module/Install/WriteAll.pm </text:p>
      <text:p text:style-name="P22">include inc/Module/Install/Win32.pm </text:p>
      <text:p text:style-name="P22">include inc/Module/Install/Can.pm </text:p>
      <text:p text:style-name="P22">include inc/Module/Install/Fetch.pm </text:p>
      <text:p text:style-name="P22">Writing Makefile for CNTI1409 </text:p>
      <text:p text:style-name="P22">Writing META.yml</text:p>
      <text:p text:style-name="P20"/>
      <text:h text:style-name="P42"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text:soft-page-break/>Reinicie el servidor</text:h>
      <text:p text:style-name="Codigo"># invoke-rc.d postgresql-8.3 restart </text:p>
      <text:h text:style-name="Heading_20_3" text:outline-level="3">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5">validador, </text:span><text:span text:style-name="T3">el usuario de la base de datos se llama</text:span><text:span text:style-name="T5"> admin </text:span><text:span text:style-name="T3">y la dirección IP que ve en el ejemplo </text:span><text:span text:style-name="T5">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2"/>
      <text:p text:style-name="Text_20_body"><text:span text:style-name="T3"><text:tab/>Usted es libre de cambiar los valores por defecto de conexión a la base de datos, </text:span><text:soft-page-break/><text:span text:style-name="T3">siempre y cuando este totalmente seguro de lo que esta haciendo. <text:s/>Si hace esto, recuerde hacer los pasos que se encuentran en la sección de configuración de la aplicación, relacionado con el archivo </text:span><text:span text:style-name="T5">configuracion.yml</text:span><text:span text:style-name="T3">.</text:span></text:p>
      <text:p text:style-name="P14"><text:tab/></text:p>
      <text:p text:style-name="P14"><text:tab/>No olvide reiniciar el servicio postgresql-8.3. </text:p>
      <text:h text:style-name="P43" text:outline-level="2">Crear la base de datos. </text:h>
      <text:h text:style-name="P47"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5">validador</text:span>, que pertenece al usuario <text:span text:style-name="T5">admin</text:span>. </text:p>
      <text:p text:style-name="Codigo">$ createdb validador -O admin</text:p>
      <text:p text:style-name="Codigo"/>
      <text:p text:style-name="Codigo">$ exit</text:p>
      <text:p text:style-name="Text_20_body"><text:soft-page-break/></text:p>
      <text:h text:style-name="P48" text:outline-level="3">Cargar la base de datos. </text:h>
      <text:p text:style-name="Text_20_body"><text:tab/>Existe un script SQL para la creación de la base de datos,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42" text:outline-level="1">Configuración de OpenLDAP.</text:h>
      <text:p text:style-name="Text_20_body"><text:tab/>El sistema busca la información de usuarios y roles, en una rama especifica de LDAP, usted es libre de alterar la configuración por defecto relacionada con la conexión a LDAP y la forma en la que se organizan las ramas y la información contenida en ellas, pero debe estar seguro de cada paso que realiza y el impacto que esto puede tener en el sistema. </text:p>
      <text:p text:style-name="Text_20_body"/>
      <text:p text:style-name="Text_20_body"><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xml:id="list132341081" text:style-name="L6">
        <text:list-item>
          <text:p text:style-name="P38"><text:span text:style-name="T5">estructura.ldif</text:span> : Este archivo contiene el árbol LDAP. </text:p>
        </text:list-item>
        <text:list-item>
          <text:p text:style-name="P38"><text:span text:style-name="T5">slapd.conf</text:span> : E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Text_20_body"><text:tab/>El comando anterior instalara el servicio slapd, y le preguntara por una contraseña, la contraseña del usuario admin, esta es la contraseña que debe proporcionar en el archivo <text:span text:style-name="T5">configuracion.yml</text:span> en la sección de <text:s/>conexión a LDAP. </text:p>
      <text:p text:style-name="Text_20_body"><text:tab/></text:p>
      <text:h text:style-name="Heading_20_3" text:outline-level="3"><text:soft-page-break/>Cargar el árbol y el fichero de configuración proporcionados. </text:h>
      <text:h text:style-name="Heading_20_4" text:outline-level="4">Detener el servicio slapd</text:h>
      <text:p text:style-name="Codigo"># invoke-rc.d slapd stop</text:p>
      <text:h text:style-name="P50" text:outline-level="4" text:is-list-header="true"/>
      <text:h text:style-name="Heading_20_4" text:outline-level="4">Copiar el archivo de configuración de slapd. </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48" text:outline-level="3">Probar y verificar que los datos están en su lugar. </text:h>
      <text:h text:style-name="Heading_20_4" text:outline-level="4">Verificar que el usuario ucnti existe.</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5">(Enter)</text:span></text:p>
      <text:p text:style-name="Text_20_body"><text:tab/>El resultado esperado del comando anterior es el siguiente: </text:p>
      <text:p text:style-name="P24"># ucnti, Usuarios, cnti1409, cnti.gob.ve </text:p>
      <text:p text:style-name="P24">dn: uid=ucnti,ou=Usuarios,ou=cnti1409,dc=cnti,dc=gob,dc=ve </text:p>
      <text:p text:style-name="P24">objectClass: top </text:p>
      <text:p text:style-name="P24">objectClass: inetOrgPerson </text:p>
      <text:p text:style-name="P24">objectClass: posixAccount </text:p>
      <text:p text:style-name="P24">cn: Usuario CNTI </text:p>
      <text:p text:style-name="P24">uid: ucnti </text:p>
      <text:p text:style-name="P24">homeDirectory: /home/users/ucnti </text:p>
      <text:p text:style-name="P24">givenName: Usuario </text:p>
      <text:p text:style-name="P24">sn: CNTI </text:p>
      <text:p text:style-name="P24">mail: cnti@cnti.gob.ve </text:p>
      <text:p text:style-name="P24">gidNumber: 1000 </text:p>
      <text:p text:style-name="P24">uidNumber: 1000 </text:p>
      <text:p text:style-name="P24"/>
      <text:p text:style-name="P24"># search result </text:p>
      <text:p text:style-name="P24">search: 2 </text:p>
      <text:p text:style-name="P24">result: 0 Success </text:p>
      <text:p text:style-name="P24"/>
      <text:p text:style-name="P25"><text:soft-page-break/># numResponses: 2 </text:p>
      <text:p text:style-name="P25"># numEntries: 1 </text:p>
      <text:h text:style-name="Heading_20_4" text:outline-level="4">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5">(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26"/>
      <text:p text:style-name="P26"># numResponses: 2 </text:p>
      <text:p text:style-name="P26"># numEntries: 1 </text:p>
      <text:p text:style-name="Text_20_body"/>
      <text:h text:style-name="P51" text:outline-level="4">Verificar que el rol AuditorJefe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26"># numResponses: 2 </text:p>
      <text:p text:style-name="P26"># numEntries: 1</text:p>
      <text:p text:style-name="Text_20_body"/>
      <text:h text:style-name="P51"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ou=Roles,ou=cnti1409,dc=cnti,dc=gob,dc=ve </text:p>
      <text:p text:style-name="Codigo">objectClass: posixGroup </text:p>
      <text:p text:style-name="Codigo">objectClass: top </text:p>
      <text:p text:style-name="Codigo">cn: Auditor</text:p>
      <text:p text:style-name="Codigo">gidNumber: 1003</text:p>
      <text:p text:style-name="Codigo">memberUid: ucnti </text:p>
      <text:p text:style-name="Codigo"/>
      <text:p text:style-name="Codigo"># search result </text:p>
      <text:p text:style-name="Codigo">search: 2 </text:p>
      <text:p text:style-name="Codigo">result: 0 Success </text:p>
      <text:p text:style-name="Codigo"/>
      <text:p text:style-name="P26"># numResponses: 2 </text:p>
      <text:p text:style-name="P26"># numEntries: 1</text:p>
      <text:p text:style-name="P26"/>
      <text:h text:style-name="P42" text:outline-level="1">Configurar el Sistema</text:h>
      <text:p text:style-name="Text_20_body"><text:tab/>La configuración del sistema se encuentra en el archivo <text:span text:style-name="T5">configuracion.yml</text:span><text:span text:style-name="T3">, debe tomar en cuenta que este archivo esta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encarecidamente que evite el uso de tabulaciones en este archivo, si incluye alguna tabulación, entonces va a corromper el archivo, y esto va a causar que el sistema simplemente no arranque.</text:span></text:p>
      <text:p text:style-name="P14"/>
      <text:h text:style-name="Heading_20_2" text:outline-level="2"><text:span text:style-name="T3"><text:tab/></text:span><text:span text:style-name="T5">Configurar la conexión a la base de datos. </text:span></text:h>
      <text:p text:style-name="Text_20_body"><text:span text:style-name="T5"><text:tab/></text:span><text:span text:style-name="T3">La configuración de la base de datos, comienza en la linea seis (6) del archivo configuracion.yml </text:span></text:p>
      <text:p text:style-name="P18"># cd /opt/CNTI-14-09/CNTI1409/</text:p>
      <text:p text:style-name="P19"># vim configuracion.yml</text:p>
      <text:p text:style-name="P19"/>
      <text:p text:style-name="P19"><text:s text:c="2"/>6 # Configuración de la base de datos. </text:p>
      <text:p text:style-name="P19"><text:s text:c="2"/>7 Model::DB: </text:p>
      <text:p text:style-name="P19"><text:s text:c="2"/>8 <text:s text:c="2"/>schema_class: Validador::Esquema </text:p>
      <text:p text:style-name="P19"><text:s text:c="2"/>9 <text:s text:c="2"/>connect_info: </text:p>
      <text:p text:style-name="P19"><text:s/>10 <text:s text:c="4"/><text:span text:style-name="T5">user:</text:span> <text:span text:style-name="T3">admin </text:span></text:p>
      <text:p text:style-name="P19"><text:s/>11 <text:s text:c="4"/><text:span text:style-name="T5">password</text:span>: <text:span text:style-name="T3">123321... </text:span></text:p>
      <text:p text:style-name="P19"><text:s/>12 <text:s text:c="4"/>dsn: dbi:Pg:dbname=validador;<text:span text:style-name="T5">host</text:span>=<text:span text:style-name="T3">localhost </text:span></text:p>
      <text:p text:style-name="P19"><text:s/>13 <text:s text:c="4"/>pg_enable_utf8: 1 </text:p>
      <text:p text:style-name="Text_20_body"/>
      <text:h text:style-name="Heading_20_3" text:outline-level="3"><text:soft-page-break/>Atributos importantes</text:h>
      <text:h text:style-name="Heading_20_4" text:outline-level="4">User:</text:h>
      <text:p text:style-name="Text_20_body"><text:tab/>Este campo, hace referencia al usuario de la base de datos, si usted cambio ese valor, por favor indique en lugar de admin, el nombre de usuario que configuro. </text:p>
      <text:h text:style-name="Heading_20_4" text:outline-level="4">Password: </text:h>
      <text:p text:style-name="Text_20_body"><text:tab/>En este campo debe colocar la contraseña del usuario de conexión a la base de datos. </text:p>
      <text:h text:style-name="Heading_20_4" text:outline-level="4">Host:</text:h>
      <text:p text:style-name="Text_20_body"><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a conformada por dos módulos, la autenticación y 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 en el bloque comprendido entre la linea 40 y la linea 71. Los valores importantes sobre la conexión se describen en la siguiente lista: </text:p>
      <text:h text:style-name="Heading_20_4" text:outline-level="4">ldap_server <text:s/><text:span text:style-name="T3">(linea 50)</text:span></text:h>
      <text:p text:style-name="Text_20_body"><text:tab/>Aquí debe colocar la dirección del servidor LDAP. </text:p>
      <text:h text:style-name="Heading_20_4" text:outline-level="4">binddn <text:span text:style-name="T3">(linea 53)</text:span></text:h>
      <text:p text:style-name="Text_20_body"><text:tab/>Aquí debe colocar el DN, que debe ser un usuario con privilegios para leer la información de las entradas de ese árbol LDAP, ejemplo: </text:p>
      <text:p text:style-name="Codigo"><text:soft-page-break/>binddn: cn=admin,dc=cnti,dc=gob,dc=ve</text:p>
      <text:h text:style-name="Heading_20_4" text:outline-level="4">bindpw <text:s/><text:span text:style-name="T3">(linea 54)</text:span></text:h>
      <text:p text:style-name="Text_20_body"><text:tab/>Aquí debe colocar la contraseña del usuario correspondiente al DN anterior. </text:p>
      <text:p text:style-name="Text_20_body"/>
      <text:h text:style-name="Heading_20_3" text:outline-level="3">Configurar la modelo LDAP. </text:h>
      <text:p text:style-name="Text_20_body"><text:tab/>La modelo LDAP, es la parte del sistema que se encarga de manipular los datos que se almacenan en LDAP. <text:s/>Su configuración se encuentra comprendida en el bloque de la linea <text:s/>16 a la linea 25. Los valores importantes sobre la conexión se describen en la siguiente lista: </text:p>
      <text:p text:style-name="Text_20_body"/>
      <text:h text:style-name="Heading_20_4" text:outline-level="4">host <text:span text:style-name="T3">(linea 17)</text:span></text:h>
      <text:p text:style-name="P14"><text:tab/>Aquí debe colocar el nombre o dirección IP del servidor LDAP, recuerde que debe ser el mismo servidor que esta usando para la autenticación.</text:p>
      <text:h text:style-name="Heading_20_4" text:outline-level="4"><text:span text:style-name="T5">dn</text:span><text:span text:style-name="T3"> (linea 21)</text:span></text:h>
      <text:p text:style-name="P14"><text:tab/>Aquí debe colocar el DN, que debe ser un usuario con privilegios para modificar la información de las entradas de ese árbol LDAP, ejemplo: </text:p>
      <text:p text:style-name="P23">binddn: cn=admin,dc=cnti,dc=gob,dc=ve</text:p>
      <text:h text:style-name="Heading_20_4" text:outline-level="4"><text:span text:style-name="T5">password</text:span><text:span text:style-name="T3"> (linea 22)</text:span></text:h>
      <text:p text:style-name="P14"><text:tab/>Aquí debe colocar la contraseña del usuario correspondiente al DN anterior. </text:p>
      <text:p text:style-name="P14"/>
      <text:p text:style-name="Text_20_body"/>
      <text:h text:style-name="P44" text:outline-level="2">Configurar la conexión <text:span text:style-name="T12">con el sistema de validación de W3C.</text:span></text:h>
      <text:p text:style-name="P41"><text:span text:style-name="T12"><text:tab/>El sistema viene configurado por defecto para usar los sistemas de validación que proporciona la W3C en línea, en caso de que se desee usar el sistema de validación de la </text:span><text:soft-page-break/><text:span text:style-name="T12">W3C desde otra ubicación, se debe modificar el archivo de configuración para que se le indique la dirección en donde estará ubicado el mismo.</text:span></text:p>
      <text:p text:style-name="P41"><text:span text:style-name="T12"/></text:p>
      <text:p text:style-name="P41"><text:span text:style-name="T12"><text:tab/>Los parámetros que deben ser modificados se encuentran en el archivo configuracion.yml en el bloque comprendido entre la línea 90 y 91, los valores a modificar son:</text:span></text:p>
      <text:p text:style-name="P41"><text:span text:style-name="T12"/></text:p>
      <text:h text:style-name="P49" text:outline-level="4"><text:span text:style-name="T12">css_validator_uri </text:span><text:span text:style-name="T13">(línea 90)</text:span></text:h>
      <text:p text:style-name="P41"><text:span text:style-name="T13"><text:tab/>Aquí se debe indicar la URL para el sistema de validación de la W3C que evalúa las hojas de estilo (CSS) de un portal.</text:span></text:p>
      <text:h text:style-name="P49" text:outline-level="4"><text:span text:style-name="T14">html_validator_uri</text:span><text:span text:style-name="T13"> (línea 91)</text:span></text:h>
      <text:p text:style-name="P41"><text:span text:style-name="T13"><text:tab/>Aquí se debe indicar la URL para el sistema de validación de la W3C que evalúa <text:s/>el documento de hypertexto (HTML) de un portal.</text:span></text:p>
      <text:p text:style-name="P41"><text:span text:style-name="T13"/></text:p>
      <text:p text:style-name="P41"><text:span text:style-name="T13"><text:tab/>Cabe destacar que los sistemas que validan hojas de estilo e hypertexto son independientes por lo tanto sus URL son distintas.</text:span></text:p>
      <text:h text:style-name="P42" text:outline-level="1">Iniciar el sistema. </text:h>
      <text:p text:style-name="Text_20_body"><text:tab/>Luego de haber realizado correctamente todos los pasos de la configuración, iniciar el sistema es muy fácil y se reduce a dos simples pasos. </text:p>
      <text:p text:style-name="Text_20_body"/>
      <text:h text:style-name="Heading_20_2" text:outline-level="2">Ejecutar local::lib </text:h>
      <text:p text:style-name="Codigo">covetel-server:~# eval $(perl -Mlocal::lib=/opt/perl5)</text:p>
      <text:p text:style-name="Text_20_body"/>
      <text:h text:style-name="Heading_20_2" text:outline-level="2">Iniciar el sistema</text:h>
      <text:h text:style-name="Heading_20_3" text:outline-level="3">Entramos a la carpeta donde se encuentra código del sistema. </text:h>
      <text:p text:style-name="Codigo">covetel-server:~# cd /opt/CNTI-14-09/CNTI1409/</text:p>
      <text:p text:style-name="Text_20_body"/>
      <text:h text:style-name="Heading_20_3" text:outline-level="3">Iniciamos el servidor. </text:h>
      <text:p text:style-name="Codigo"># script/cnti1409_server.pl</text:p>
      <text:p text:style-name="Text_20_body"><text:tab/>Una vez iniciado el servidor, la salida en la consola debería parecerse a esto: </text:p>
      <text:p text:style-name="Text_20_body"/>
      <text:p text:style-name="Codigo">You can connect to your server at http://covetel-server:3000</text:p>
      <text:p text:style-name="Text_20_body"/>
      <text:p text:style-name="Text_20_body"/>
      <text:p text:style-name="Text_20_body"/>
      <text:p text:style-name="Text_20_body"/>
      <text:h text:style-name="P42" text:outline-level="1"><text:span text:style-name="T10">Conclusiones</text:span> y Recomendaciones</text:h>
      <text:list xml:id="list1488015957" text:style-name="List_20_1">
        <text:list-item text:start-value="1">
          <text:p text:style-name="P52">El proceso de instalación del Sistema es fácil, sin embargo requiere de tiempo y atención del administrador del sistema.</text:p>
        </text:list-item>
        <text:list-item>
          <text:p text:style-name="P52">En el proceso de instalación seleccione las opciones por defecto a las preguntas que se realizan.</text:p>
        </text:list-item>
        <text:list-item>
          <text:p text:style-name="P52">Por favor lea cuidadosamente los mensajes, antes de tomar una decisión. </text:p>
        </text:list-item>
      </text:list>
      <text:p text:style-name="Bloque_20_1"/>
      <text:h text:style-name="P42" text:outline-level="1">Referencias</text:h>
      <text:list xml:id="list1044350628" text:style-name="Numbering_20_2">
        <text:list-item text:start-value="1">
          <text:p text:style-name="P40"><text:span text:style-name="T6">Comunidad de Desarrollo de Perl. CPAN </text:span><text:a xlink:type="simple" xlink:href="http://search.cpan.org/~andk/CPAN-1.9402/"><text:span text:style-name="T6">http://search.cpan.org/~andk/CPAN-1.9402/</text:span></text:a><text:span text:style-name="T6">. Consultado el <text:s/>10 de Junio de 2010</text:span></text:p>
        </text:list-item>
        <text:list-item>
          <text:p text:style-name="P40"><text:span text:style-name="T6">Kennedy Clark. Manual Oficial de Catalyst Framework. 12 de Junio de 2009. </text:span><text:a xlink:type="simple" xlink:href="http://search.cpan.org/~hkclark/Catalyst-Manual-5.8004/lib/Catalyst/Manual.pm"><text:span text:style-name="T8">http://search.cpan.org/~hkclark/Catalyst-Manual-5.8004/lib/Catalyst/Manual.pm</text:span></text:a><text:span text:style-name="T8">.</text:span><text:span text:style-name="T7"> Consultado el <text:s/>15 de Junio de 2010</text:span></text:p>
        </text:list-item>
        <text:list-item>
          <text:p text:style-name="P40"><text:span text:style-name="T6">Arthur Axel Schmidt. Introducción a DBIx::Class. 2 de Mayo de 2010. </text:span><text:a xlink:type="simple" xlink:href="http://search.cpan.org/~frew/DBIx-Class-0.08121/lib/DBIx/Class/Manual/Intro.pod"><text:span text:style-name="T6">http://search.cpan.org/~frew/DBIx-Class-0.08121/lib/DBIx/Class/Manual/Intro.pod</text:span></text:a><text:span text:style-name="T6">. Consultado el <text:s/>21 de Mayo de 2010.</text:span></text:p>
        </text:list-item>
        <text:list-item>
          <text:p text:style-name="P40"><text:span text:style-name="T6">Carl Franks. Manual Oficial de HTML::FormFu. <text:s/></text:span><text:a xlink:type="simple" xlink:href="http://search.cpan.org/~cfranks/HTML-FormFu-0.07001/lib/HTML/FormFu.pm"><text:span text:style-name="T6">http://search.cpan.org/~cfranks/HTML-FormFu-0.07001/lib/HTML/FormFu.pm</text:span></text:a><text:span text:style-name="T6">. Consultado el 21 de Mayo</text:span></text:p>
        </text:list-item>
        <text:list-item>
          <text:p text:style-name="P40"><text:span text:style-name="T6">The PostgreSQL Global Development Group. Documentación Oficial de PostgreSQL 8.3. </text:span><text:a xlink:type="simple" xlink:href="http://www.postgresql.org/docs/8.3/static/"><text:span text:style-name="T6">http://www.postgresql.org/docs/8.3/static/</text:span></text:a><text:span text:style-name="T6">.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M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M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4" style:family="paragraph" style:parent-style-name="Standard">
      <style:text-properties fo:font-size="8pt" fo:language="es" fo:country="VE" fo:font-weight="bold" style:font-size-asian="8pt" style:font-weight-asian="bold" style:font-size-complex="8pt" style:font-weight-complex="bold"/>
    </style:style>
    <style:style style:name="MP5" style:family="paragraph" style:parent-style-name="Standard">
      <style:text-properties fo:font-size="8pt" style:font-size-asian="8pt" style:font-size-complex="8pt"/>
    </style:style>
    <style:style style:name="M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7"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language-asian="es" style:country-asian="ES" style:font-weight-asian="bold" style:language-complex="ar" style:country-complex="SA" style:font-weight-complex="bold"/>
    </style:style>
    <style:style style:name="MT2" style:family="text">
      <style:text-properties fo:language="es" fo:country="VE" style:language-asian="es" style:country-asian="ES" style:language-complex="ar" style:country-complex="SA"/>
    </style:style>
    <style:style style:name="MT3" style:family="text">
      <style:text-properties fo:font-weight="normal" officeooo:rsid="00077bef" style:font-weight-asian="normal" style:font-weight-complex="normal"/>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paragraph" svg:x="0.035cm" svg:y="0.125cm" svg:width="17.59cm" svg:height="1.443cm" draw:z-index="38"><draw:image xlink:href="Pictures/100000000000030C00000040B04BEEE1.png" xlink:type="simple" xlink:show="embed" xlink:actuate="onLoad"/></draw:frame></text:p>
        <text:p text:style-name="MP1"/>
        <text:p text:style-name="MP2"><text:chapter text:display="name" text:outline-level="1">Referencias</text:chapter></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4">Versión: <text:s text:c="2"/>2</text:p>
            </table:table-cell>
          </table:table-row>
          <table:table-row>
            <table:table-cell table:style-name="Tabla1.A2" office:value-type="string">
              <text:p text:style-name="MP5"><text:span text:style-name="MT1">Elaborado por:</text:span><text:span text:style-name="MT2"> </text:span><text:span text:style-name="MT2"><text:initial-creator>Walter Vargas</text:initial-creator></text:span></text:p>
            </table:table-cell>
            <table:table-cell table:style-name="Tabla1.A2" office:value-type="string">
              <text:p text:style-name="MP5"><text:span text:style-name="MT1">Revisado por:</text:span><text:span text:style-name="MT2"> Lisset Vera</text:span></text:p>
            </table:table-cell>
            <table:table-cell table:style-name="Tabla1.C2" table:number-columns-spanned="2" office:value-type="string">
              <text:p text:style-name="MP3">Aprobado por: <text:span text:style-name="MT3">Fanny Hernández</text:span></text:p>
            </table:table-cell>
            <table:covered-table-cell/>
          </table:table-row>
          <table:table-row>
            <table:table-cell table:style-name="Tabla1.A3" table:number-columns-spanned="3" office:value-type="string">
              <text:p text:style-name="MP6">Av. Andrés Bello, Torre MPPTI, piso 16, Los Caobos, Caracas, Venezuela</text:p>
              <text:p text:style-name="MP7"><text:a xlink:type="simple" xlink:href="http://www.cnti.gob.ve/"><text:span text:style-name="MT2">Master. (58-212)-5785992. Sitio Web: </text:span></text:a><text:a xlink:type="simple" xlink:href="http://www.cnti.gob.ve/"><text:span text:style-name="MT2">www.cnti.gob.ve</text:span></text:a></text:p>
            </table:table-cell>
            <table:covered-table-cell/>
            <table:covered-table-cell/>
            <table:table-cell table:style-name="Tabla1.D3" office:value-type="string">
              <text:p text:style-name="MP5">Pág: <text:span text:style-name="MT2"><text:page-number text:select-page="current">39</text:page-number></text:span><text:span text:style-name="MT2"> / </text:span><text:span text:style-name="MT2"><text:page-count>39</text:page-cou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jmejias </dc:creator>
    <dc:date>2010-09-13T02:05:10</dc:date>
    <meta:keyword>Instalación</meta:keyword>
    <meta:keyword>Sistema</meta:keyword>
    <meta:keyword>CNTI1409</meta:keyword>
    <meta:editing-cycles>93</meta:editing-cycles>
    <meta:editing-duration>PT36H51M28S</meta:editing-duration>
    <meta:document-statistic meta:table-count="1" meta:image-count="1" meta:object-count="0" meta:page-count="39" meta:paragraph-count="510" meta:word-count="4249" meta:character-count="30111"/>
    <meta:user-defined meta:name="Información 1"/>
    <meta:user-defined meta:name="Información 2"/>
    <meta:user-defined meta:name="Información 3"/>
    <meta:user-defined meta:name="Información 4"/>
  </office:meta>
</office:document-meta>
</file>